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font-name="arial" fo:font-size="12pt" style:font-size-asian="12pt" fo:hyphenate="false" fo:hyphenation-remain-char-count="2" fo:hyphenation-push-char-count="2"/>
    </style:style>
    <style:style style:name="P3" style:family="paragraph" style:parent-style-name="Preformatted_20_Text" style:master-page-name="Standard">
      <style:paragraph-properties fo:margin-top="0in" fo:margin-bottom="0in" loext:contextual-spacing="false" fo:text-align="start" style:justify-single-word="false" fo:orphans="2" fo:widows="2" fo:hyphenation-ladder-count="no-limit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style:font-name="arial" fo:font-size="12pt" style:font-size-asian="12pt"/>
    </style:style>
    <style:style style:name="T2" style:family="text">
      <style:text-properties style:font-name="arial" fo:font-size="12pt" officeooo:rsid="000e67eb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Создать пару OpenPGP-ключей, указав в сертификате свою почту. Создать её возможно, например, с помощью дополнения Enigmail к почтовому клиенту thunderbird, или из командной строки терминала ОС семейства linux.</text:span></text:p>
      <text:p text:style-name="P2"/>
      <text:p text:style-name="P1"><text:span text:style-name="T1">2. Установить связь с преподавателем, используя созданный ключ, следующим образом:</text:span></text:p>
      <text:p text:style-name="P1"><text:span text:style-name="T1">2.1. Прислать собеседнику от своего имени по электронной почте сообщение, во вложении которого поместить свой сертификат открытого ключа и сам открытый ключ (как правило, они умещаются в одном файле).</text:span></text:p>
      <text:p text:style-name="P1"><text:span text:style-name="T1">2.2. Дождаться письма, в котором собеседник Вам пришлет сертификат своего открытого ключа.</text:span></text:p>
      <text:p text:style-name="P1"><text:span text:style-name="T1">2.4. Выслать сообщение, зашифрованное на ключе собеседника.</text:span></text:p>
      <text:p text:style-name="P1"><text:span text:style-name="T1">2.5. Дождаться ответного письма.</text:span></text:p>
      <text:p text:style-name="P1"><text:span text:style-name="T1">2.6. Расшифровать ответное письмо своим закрытым ключом.</text:span></text:p>
      <text:p text:style-name="P2"/>
      <text:p text:style-name="P1"><text:span text:style-name="T1">3. Собрать подписи под своим сертификатом открытого ключа.</text:span></text:p>
      <text:p text:style-name="P1"><text:span text:style-name="T1">3.0. Получить сертификат открытого ключа одногруппника.</text:span></text:p>
      <text:p text:style-name="P1"><text:span text:style-name="T1">3.1. Убедиться в том, что подписываемый Вами сертификат ключа принадлежит его владельцу - путём сравнения отпечатка ключа или ключа целиком, по доверенным каналам связи.</text:span></text:p>
      <text:p text:style-name="P1"><text:span text:style-name="T1">3.2. Подписать сертификат открытого ключа одногруппника.</text:span></text:p>
      <text:p text:style-name="P1"><text:span text:style-name="T1">3.3. Передать подписанный Вами сертификат полученный в п.</text:span><text:span text:style-name="T2">3</text:span><text:span text:style-name="T1">.2 его владельцу, т.е. одногруппнику.</text:span></text:p>
      <text:p text:style-name="P1"><text:span text:style-name="T1">3.4. Повторив п.3.0.-3.3., собрать 10 подписей одногруппников под своим сертификатом.</text:span></text:p>
      <text:p text:style-name="P1"><text:span text:style-name="T1">3.5. Прислать преподавателю свой сертификат открытого ключа, с 10-ю или более подписями одногруппников.</text:span></text:p>
      <text:p text:style-name="P1"/>
      <text:p text:style-name="P1"><text:span text:style-name="T1">3. Подписать сертификат открытого ключа преподавателя и выслать е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58:00</meta:creation-date>
    <dc:date>2020-02-15T14:06:02.288413967</dc:date>
    <meta:editing-duration>PT1M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6" meta:character-count="1420" meta:non-whitespace-character-count="1249"/>
  </office:meta>
</office:document-meta>
</file>